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ContextImpl.createPartnerRoleChannel( QName processId , PortType portType , Endpoint initialPartner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ndingContextImpl.activateMyRoleEndpoint( QName processId , Endpoint myRole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indingContextImpl.BindingContextImpl( ODEServer server , Process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ingContextImpl.deactivateMyRoleEndpoint( Endpoint myRol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